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111111" draw:marker-start-width="0.252cm" draw:marker-end-width="0.252cm" draw:fill="gradient" draw:fill-gradient-name="Gradient_20_2" draw:textarea-horizontal-align="justify" draw:textarea-vertical-align="middle" draw:auto-grow-height="false" fo:min-height="1.094cm" fo:min-width="0.844cm" fo:padding-top="0.142cm" fo:padding-bottom="0.142cm" fo:padding-left="0.267cm" fo:padding-right="0.267cm" draw:shadow="visible" draw:shadow-offset-x="0.071cm" draw:shadow-offset-y="0.071cm" draw:shadow-color="#333333" draw:shadow-opacity="39%"/>
    </style:style>
    <style:style style:name="gr2" style:family="graphic" style:parent-style-name="standard">
      <style:graphic-properties svg:stroke-color="#111111" draw:fill="gradient" draw:fill-color="#cccccc" draw:fill-gradient-name="Gradient_20_5" draw:textarea-horizontal-align="justify" draw:textarea-vertical-align="middle" draw:auto-grow-height="false" fo:min-height="2.296cm" fo:min-width="2.4cm" draw:shadow="visible" draw:shadow-offset-x="0.071cm" draw:shadow-offset-y="0.071cm" draw:shadow-color="#333333" draw:shadow-opacity="40%"/>
    </style:style>
    <style:style style:name="gr3" style:family="graphic" style:parent-style-name="standard">
      <style:graphic-properties svg:stroke-color="#333333" draw:fill="gradient" draw:fill-gradient-name="Gradient_20_7" draw:textarea-horizontal-align="justify" draw:textarea-vertical-align="middle" draw:auto-grow-height="false" fo:min-height="6.45cm" fo:min-width="3.1cm" draw:shadow="visible" draw:shadow-offset-x="0.071cm" draw:shadow-offset-y="0.071cm" draw:shadow-color="#1c1c1c" draw:shadow-opacity="4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1c1c1c" draw:fill="gradient" draw:fill-gradient-name="Gradient_20_9" draw:textarea-horizontal-align="justify" draw:textarea-vertical-align="middle" draw:auto-grow-height="false" fo:min-height="0.076cm" fo:min-width="3.658cm" draw:shadow="visible" draw:shadow-offset-x="0.071cm" draw:shadow-offset-y="0.071cm" draw:shadow-color="#1c1c1c" draw:shadow-opacity="40%"/>
    </style:style>
    <style:style style:name="P1" style:family="paragraph">
      <loext:graphic-properties draw:fill="gradient" draw:fill-gradient-name="Gradient_20_2"/>
      <style:paragraph-properties fo:text-align="center"/>
    </style:style>
    <style:style style:name="P2" style:family="paragraph">
      <loext:graphic-properties draw:fill="gradient" draw:fill-color="#cccccc" draw:fill-gradient-name="Gradient_20_5"/>
      <style:paragraph-properties fo:text-align="center"/>
    </style:style>
    <style:style style:name="P3" style:family="paragraph">
      <loext:graphic-properties draw:fill="gradient" draw:fill-gradient-name="Gradient_20_7"/>
      <style:paragraph-properties fo:text-align="center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style:text-properties fo:font-size="14pt"/>
    </style:style>
    <style:style style:name="P7" style:family="paragraph">
      <loext:graphic-properties draw:fill="gradient" draw:fill-gradient-name="Gradient_20_9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399cm" svg:height="2.499cm" svg:x="1.4cm" svg:y="4.25cm" svg:viewBox="0 0 1400 2500" svg:d="M1161 727c-46 74-114 135-195 178-80 42-172 65-266 65-93 0-185-23-266-65-81-43-148-104-195-178-46-73-71-157-71-242s25-169 71-243c47-73 114-134 195-177s173-65 266-65c94 0 186 22 266 65 81 43 149 104 195 177 47 74 72 158 72 243s-25 169-72 242zM258 1066c131-30 280-46 433-46 152 0 302 16 435 46 108 25 201 58 274 97v1337h-1400v-1343c69-37 157-68 258-91z">
          <text:p/>
        </draw:path>
        <draw:path draw:style-name="gr2" draw:text-style-name="P2" draw:layer="layout" svg:width="1.099cm" svg:height="1.599cm" svg:x="4.5cm" svg:y="5.15cm" svg:viewBox="0 0 1100 1600" svg:d="M658 219c3 16-2 32-12 48-11 15-27 30-48 41s-45 19-70 22c-26 4-51 4-75-1-23-4-43-13-58-25l-1-1c2 2 4 4 6 6 15 11 35 20 58 25 24 4 49 5 75 1 25-4 49-12 70-23s37-25 48-41c10-15 15-32 12-47-2-16-11-30-25-41 11 10 18 23 20 36zM1090 1143l10 164c-3 33-12 67-27 100-23 50-58 96-101 134-28 24-59 44-92 59h-284c-2-1-5-3-7-4l-3 4h-309c-1 0-3-1-4-2-83-35-151-86-199-147-42-53-66-113-72-174l-2-1 1-10c0-5 0-11 0-16 0-15 1-29 3-43l1-22 106-847h1c3-9 7-17 11-26 27-51 74-102 136-149 62-46 138-85 219-114 81-28 165-45 243-48 78-4 147 7 202 29 45 19 78 47 97 80h1zM993 1108c-46 15-111 27-190 35-78 9-168 14-258 14-91 0-181-5-259-14-79-8-144-20-190-35-40-13-64-28-68-43-1 2-1 4-1 6 0 17 23 34 69 49 45 15 111 27 189 36 79 8 168 13 259 13s180-5 259-13c79-9 144-21 190-36 45-15 69-32 69-49 0-2 0-4-1-6-5 15-28 30-68 43zM984 198c-27 50-75 100-137 146-63 45-139 84-220 113-82 29-165 46-243 50s-148-5-202-26c-25-10-46-22-63-37 18 16 40 30 66 41 55 23 124 34 202 30 78-3 162-20 243-48 81-29 157-68 219-115 62-46 109-97 136-149 13-25 21-49 24-73-4 22-12 45-25 68z">
          <text:p/>
        </draw:path>
        <draw:path draw:style-name="gr3" draw:text-style-name="P3" draw:layer="layout" svg:width="2.399cm" svg:height="4.099cm" svg:x="7.263cm" svg:y="2.95cm" svg:viewBox="0 0 2400 4100" svg:d="M79 478v-408h2242v408zM67 488h2266v-429h-2266zM121 141h305v-20h-305zM121 182h305v-21h-305zM121 223h305v-21h-305zM121 263h305v-20h-305zM79 946v-408h2242v408zM67 956h2266v-429h-2266zM121 609h305v-20h-305zM121 650h305v-21h-305zM121 691h305v-21h-305zM121 731h305v-20h-305zM79 1424v-408h2242v408zM67 1434h2266v-429h-2266zM121 1087h305v-20h-305zM121 1128h305v-21h-305zM121 1169h305v-21h-305zM121 1209h305v-20h-305zM79 1892v-408h2242v408zM67 1902h2266v-428h-2266zM121 1555h305v-20h-305zM121 1596h305v-20h-305zM121 1637h305v-21h-305zM121 1678h305v-21h-305zM79 2375v-408h2242v408zM67 2385h2266v-429h-2266zM121 2038h305v-20h-305zM121 2079h305v-21h-305zM121 2120h305v-21h-305zM121 2160h305v-20h-305zM79 2864v-408h2242v408zM67 2874h2266v-428h-2266zM121 2528h305v-21h-305zM121 2568h305v-20h-305zM121 2609h305v-20h-305zM121 2650h305v-20h-305zM79 3344v-408h2242v408zM67 3354h2266v-428h-2266zM121 3007h305v-20h-305zM121 3048h305v-20h-305zM121 3089h305v-21h-305zM121 3130h305v-21h-305zM0 4100v-4100h2400v4100z">
          <text:p/>
        </draw:path>
        <draw:path draw:style-name="gr3" draw:text-style-name="P3" draw:layer="layout" svg:width="2.399cm" svg:height="4.099cm" svg:x="17.441cm" svg:y="2.95cm" svg:viewBox="0 0 2400 4100" svg:d="M79 478v-408h2242v408zM67 488h2266v-429h-2266zM121 141h305v-20h-305zM121 182h305v-21h-305zM121 223h305v-21h-305zM121 263h305v-20h-305zM79 946v-408h2242v408zM67 956h2266v-429h-2266zM121 609h305v-20h-305zM121 650h305v-21h-305zM121 691h305v-21h-305zM121 731h305v-20h-305zM79 1424v-408h2242v408zM67 1434h2266v-429h-2266zM121 1087h305v-20h-305zM121 1128h305v-21h-305zM121 1169h305v-21h-305zM121 1209h305v-20h-305zM79 1892v-408h2242v408zM67 1902h2266v-428h-2266zM121 1555h305v-20h-305zM121 1596h305v-20h-305zM121 1637h305v-21h-305zM121 1678h305v-21h-305zM79 2375v-408h2242v408zM67 2385h2266v-429h-2266zM121 2038h305v-20h-305zM121 2079h305v-21h-305zM121 2120h305v-21h-305zM121 2160h305v-20h-305zM79 2864v-408h2242v408zM67 2874h2266v-428h-2266zM121 2528h305v-21h-305zM121 2568h305v-20h-305zM121 2609h305v-20h-305zM121 2650h305v-20h-305zM79 3344v-408h2242v408zM67 3354h2266v-428h-2266zM121 3007h305v-20h-305zM121 3048h305v-20h-305zM121 3089h305v-21h-305zM121 3130h305v-21h-305zM0 4100v-4100h2400v4100z">
          <text:p/>
        </draw:path>
        <draw:path draw:style-name="gr3" draw:text-style-name="P3" draw:layer="layout" svg:width="2.399cm" svg:height="4.099cm" svg:x="12.425cm" svg:y="2.95cm" svg:viewBox="0 0 2400 4100" svg:d="M79 478v-408h2242v408zM67 488h2266v-429h-2266zM121 141h305v-20h-305zM121 182h305v-21h-305zM121 223h305v-21h-305zM121 263h305v-20h-305zM79 946v-408h2242v408zM67 956h2266v-429h-2266zM121 609h305v-20h-305zM121 650h305v-21h-305zM121 691h305v-21h-305zM121 731h305v-20h-305zM79 1424v-408h2242v408zM67 1434h2266v-429h-2266zM121 1087h305v-20h-305zM121 1128h305v-21h-305zM121 1169h305v-21h-305zM121 1209h305v-20h-305zM79 1892v-408h2242v408zM67 1902h2266v-428h-2266zM121 1555h305v-20h-305zM121 1596h305v-20h-305zM121 1637h305v-21h-305zM121 1678h305v-21h-305zM79 2375v-408h2242v408zM67 2385h2266v-429h-2266zM121 2038h305v-20h-305zM121 2079h305v-21h-305zM121 2120h305v-21h-305zM121 2160h305v-20h-305zM79 2864v-408h2242v408zM67 2874h2266v-428h-2266zM121 2528h305v-21h-305zM121 2568h305v-20h-305zM121 2609h305v-20h-305zM121 2650h305v-20h-305zM79 3344v-408h2242v408zM67 3354h2266v-428h-2266zM121 3007h305v-20h-305zM121 3048h305v-20h-305zM121 3089h305v-21h-305zM121 3130h305v-21h-305zM0 4100v-4100h2400v4100z">
          <text:p/>
        </draw:path>
        <draw:frame draw:style-name="gr4" draw:text-style-name="P5" draw:layer="layout" svg:width="3.283cm" svg:height="1.28cm" svg:x="17cm" svg:y="1.653cm">
          <draw:text-box>
            <text:p text:style-name="P4">webhook.pl</text:p>
            <text:p text:style-name="P4"><text:span text:style-name="T1">=&gt; Handler.pm</text:span></text:p>
          </draw:text-box>
        </draw:frame>
        <draw:frame draw:style-name="gr4" draw:text-style-name="P5" draw:layer="layout" svg:width="2.784cm" svg:height="1.28cm" svg:x="12.233cm" svg:y="1.653cm">
          <draw:text-box>
            <text:p text:style-name="P4">Dialogflow</text:p>
            <text:p text:style-name="P4"><text:span text:style-name="T1">intent</text:span></text:p>
          </draw:text-box>
        </draw:frame>
        <draw:frame draw:style-name="gr4" draw:text-style-name="P5" draw:layer="layout" svg:width="2.521cm" svg:height="1.28cm" svg:x="7.203cm" svg:y="1.653cm">
          <draw:text-box>
            <text:p text:style-name="P4">Assistant</text:p>
            <text:p text:style-name="P4"><text:span text:style-name="T1">action</text:span></text:p>
          </draw:text-box>
        </draw:frame>
        <draw:frame draw:style-name="gr4" draw:text-style-name="P5" draw:layer="layout" svg:width="3.118cm" svg:height="1.361cm" svg:x="6.904cm" svg:y="7.5cm">
          <draw:text-box>
            <text:p text:style-name="P4">Voice</text:p>
            <text:p text:style-name="P4">Recognition</text:p>
          </draw:text-box>
        </draw:frame>
        <draw:frame draw:style-name="gr4" draw:text-style-name="P5" draw:layer="layout" svg:width="3.427cm" svg:height="1.361cm" svg:x="11.912cm" svg:y="7.5cm">
          <draw:text-box>
            <text:p text:style-name="P4">Conversation</text:p>
            <text:p text:style-name="P4">Interpretation</text:p>
          </draw:text-box>
        </draw:frame>
        <draw:frame draw:style-name="gr4" draw:text-style-name="P5" draw:layer="layout" svg:width="2.648cm" svg:height="1.28cm" svg:x="17.317cm" svg:y="7.5cm">
          <draw:text-box>
            <text:p text:style-name="P6">Fulfilment</text:p>
            <text:p text:style-name="P4"><text:span text:style-name="T2">(optional)</text:span></text:p>
          </draw:text-box>
        </draw:frame>
        <draw:path draw:style-name="gr5" draw:text-style-name="P7" draw:layer="layout" svg:width="2.099cm" svg:height="0.999cm" svg:x="10cm" svg:y="4.5cm" svg:viewBox="0 0 2100 1000" svg:d="M144 135h1467v-135l489 271-489 271v-136h-1467zM1956 593v271h-1467v136l-489-271 489-271v135z">
          <text:p/>
        </draw:path>
        <draw:path draw:style-name="gr5" draw:text-style-name="P7" draw:layer="layout" svg:width="2.099cm" svg:height="0.999cm" svg:x="15.1cm" svg:y="4.5cm" svg:viewBox="0 0 2100 1000" svg:d="M144 135h1467v-135l489 271-489 271v-136h-1467zM1956 593v271h-1467v136l-489-271 489-271v135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5983b0" draw:end-color="#3465a4" draw:start-intensity="100%" draw:end-intensity="100%" draw:angle="300" draw:border="0%"/>
    <draw:gradient draw:name="Gradient_20_5" draw:display-name="Gradient 5" draw:style="linear" draw:start-color="#999999" draw:end-color="#dddddd" draw:start-intensity="100%" draw:end-intensity="100%" draw:angle="300" draw:border="0%"/>
    <draw:gradient draw:name="Gradient_20_7" draw:display-name="Gradient 7" draw:style="linear" draw:start-color="#666666" draw:end-color="#808080" draw:start-intensity="100%" draw:end-intensity="100%" draw:angle="300" draw:border="0%"/>
    <draw:gradient draw:name="Gradient_20_8" draw:display-name="Gradient 8" draw:style="linear" draw:start-color="#ffff6d" draw:end-color="#e6e905" draw:start-intensity="100%" draw:end-intensity="100%" draw:angle="300" draw:border="0%"/>
    <draw:gradient draw:name="Gradient_20_9" draw:display-name="Gradient 9" draw:style="linear" draw:start-color="#ffffa6" draw:end-color="#e6e905" draw:start-intensity="100%" draw:end-intensity="100%" draw:angle="300" draw:border="0%"/>
    <draw:gradient draw:name="Pastel_20_Bouquet" draw:display-name="Pastel Bouquet" draw:style="linear" draw:start-color="#ffff6d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0-25T16:22:04.927857331</meta:creation-date>
    <dc:date>2019-10-26T09:31:50.645792211</dc:date>
    <meta:editing-duration>PT1H1M19S</meta:editing-duration>
    <meta:editing-cycles>9</meta:editing-cycles>
    <meta:generator>LibreOffice/6.3.2.2$Linux_X86_64 LibreOffice_project/e1663a74855acfc3cddf258a1b61ef869561d205</meta:generator>
    <meta:document-statistic meta:object-count="13"/>
  </office:meta>
</office:document-meta>
</file>